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rsid="00130129" officeooo:paragraph-rsid="00130129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fo:language="ru" fo:country="RU" officeooo:rsid="00132534" officeooo:paragraph-rsid="00132534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fo:language="ru" fo:country="RU" officeooo:rsid="0013ec0c" officeooo:paragraph-rsid="0013ec0c"/>
    </style:style>
    <style:style style:name="P4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fo:language="ru" fo:country="RU" officeooo:rsid="0013ec0c" officeooo:paragraph-rsid="0013ec0c"/>
    </style:style>
    <style:style style:name="T1" style:family="text">
      <style:text-properties officeooo:rsid="0013ec0c"/>
    </style:style>
    <style:style style:name="T2" style:family="text">
      <style:text-properties officeooo:rsid="00160d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 да познал он мощь…</text:p>
      <text:p text:style-name="P2">Давно питаю тягу к разного рода фрэймворкам. И наконец добрался до J<text:span text:style-name="T1">Q</text:span>uery. Много, что слышал и многое хочу попробовать. Приглашаю Вас присоединиться ко мне.</text:p>
      <text:p text:style-name="P3">Не хочу тратить биты на излижнюю балтавню и с главной страницы рассмотрим как подключается этот фрэймворк. </text:p>
      <text:p text:style-name="P4">Скачиваем Jquery</text:p>
      <text:p text:style-name="P3">Скачать это чудо инжинерной мысли можно с официального сайта <text:a xlink:type="simple" xlink:href="http://jquery.com/" text:style-name="Internet_20_link" text:visited-style-name="Visited_20_Internet_20_Link">http://jquery.com/</text:a>. <text:span text:style-name="T2">Не буду вдаватся в подробности скачивания, но скажу, что на данный момент актуальна версия 3.3.1 и я буду качать сжатую версию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4:52:16.029010875</meta:creation-date>
    <dc:date>2018-11-05T15:44:12.209574614</dc:date>
    <meta:editing-duration>PT6M2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78" meta:character-count="508" meta:non-whitespace-character-count="433"/>
  </office:meta>
</office:document-meta>
</file>